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aco" svg:font-family="Monaco, 'DejaVu Sans Mono', 'Courier New', monospace"/>
    <style:font-face style:name="helvetica" svg:font-family="helvetica, arial, freesans, clean,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333333" style:font-name="Times New Roman" fo:font-size="12pt" fo:letter-spacing="normal" fo:font-style="normal" fo:font-weight="normal" style:font-size-asian="12pt" style:font-weight-asian="bold" style:font-size-complex="12pt" style:font-weight-complex="bold"/>
    </style:style>
    <style:style style:name="T4"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333333"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333333" style:font-name="Times New Roman" fo:font-size="12pt" fo:letter-spacing="normal" fo:font-style="normal" fo:font-weight="bold" style:font-size-asian="12pt" style:font-weight-asian="bold" style:font-size-complex="12pt" style:font-weight-complex="bold"/>
    </style:style>
    <style:style style:name="T7" style:family="text">
      <style:text-properties fo:font-variant="normal" fo:text-transform="none" fo:color="#252525" style:font-name="Times New Roman" fo:font-size="12pt" fo:letter-spacing="normal" fo:font-style="normal" fo:font-weight="normal" style:font-size-asian="12pt" style:font-size-complex="12pt"/>
    </style:style>
    <style:style style:name="T8" style:family="text">
      <style:text-properties fo:font-variant="normal" fo:text-transform="none" fo:color="#0b008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9" style:family="text">
      <style:text-properties fo:color="#333333" style:font-name="Times New Roman" fo:font-size="12pt" fo:letter-spacing="normal" fo:font-style="italic" fo:font-weight="normal" style:font-size-asian="12pt" style:font-weight-asian="normal" style:font-size-complex="12pt" style:font-weight-complex="normal"/>
    </style:style>
    <style:style style:name="T10" style:family="text">
      <style:text-properties style:font-name="Times New Roman"/>
    </style:style>
    <style:style style:name="T11" style:family="text">
      <style:text-properties style:font-name="Times New Roman" fo:font-weight="bold" style:font-weight-asian="bold" style:font-weight-complex="bold"/>
    </style:style>
    <style:style style:name="T12" style:family="text">
      <style:text-properties style:font-name="Times New Roman" fo:font-size="12pt" fo:font-weight="bold" style:font-size-asian="12pt" style:font-weight-asian="bold" style:font-size-complex="12pt" style:font-weight-complex="bold"/>
    </style:style>
    <style:style style:name="T13" style:family="text">
      <style:text-properties style:font-name="Times New Roman" fo:font-size="12pt" fo:font-weight="normal" style:font-size-asian="12pt" style:font-weight-asian="normal" style:font-size-complex="12pt" style:font-weight-complex="normal"/>
    </style:style>
    <style:style style:name="T14"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line-break/>Will Champ<text:line-break/>Github Assignment<text:line-break/>Software Engineering<text:line-break/>Scharf<text:line-break/><text:line-break/><text:span text:style-name="T1">Part 1:</text:span><text:line-break/><text:line-break/><text:a xlink:type="simple" xlink:href="http://github.com/Turmateniri" text:style-name="Internet_20_link" text:visited-style-name="Visited_20_Internet_20_Link">http://github.com/Turmateniri</text:a><text:line-break/><text:line-break/><text:span text:style-name="T1">Part 3:</text:span><text:line-break/>Github is a web based version of Git, which was made to host online repositories for now millions of free users to collaborate together for mostly open source projects.<text:span text:style-name="T14"> </text:span><text:span text:style-name="T7">The site was launched in April 2008 by </text:span>Tom<text:span text:style-name="T8"> </text:span><text:span text:style-name="T10">Preston-Werner</text:span><text:span text:style-name="T7">, </text:span><text:span text:style-name="T10">Chris</text:span><text:span text:style-name="T8"> </text:span><text:span text:style-name="T10">Wanstrath</text:span><text:span text:style-name="T7">, and PJ Hyett. Alternatives include Kiln, Bitbucket, and Gitlab which are all web based git repository management tools. Github has the largest amount of code resources available and with free accounts it makes having collaborative projects a lot easier, especially in a classroom setting and gets us ready to use github in any future project in life.</text:span><text:line-break/><text:line-break/><text:line-break/><text:span text:style-name="T1">Part 4:<text:line-break/><text:line-break/></text:span><text:span text:style-name="T2">git init<text:tab/><text:tab/>git status<text:tab/>git status <text:tab/>git add octocat.txt<text:tab/>git status<text:tab/><text:line-break/><text:line-break/>git commit -m “Add cute octocat story”<text:tab/>git add '*.txt'<text:tab/><text:tab/>git log<text:tab/><text:tab/><text:line-break/><text:line-break/>git remote add origin </text:span>https://github.com/try-git/try_git.git<text:span text:style-name="T2"><text:tab/><text:tab/>git push -u origin master<text:line-break/><text:line-break/>git pull origin master<text:tab/><text:tab/>git diff HEAD<text:tab/><text:tab/>git add octofamily/octodog.txt<text:line-break/><text:line-break/>git diff –staged<text:tab/>git reset octofamily/octodog.txt<text:tab/>git checkout – octocat.txt<text:line-break/><text:line-break/>git branch clean_up<text:tab/><text:tab/>git checkout clean_up<text:tab/><text:tab/>git commit -m "Remove all the cats"<text:line-break/><text:line-break/>git checkout master<text:tab/>git merge clean_up<text:tab/>git branch -d clean_up<text:tab/>git push<text:line-break/><text:line-break/></text:span><text:span text:style-name="T1">P</text:span><text:span text:style-name="T2">art 5: <text:line-break/><text:line-break/></text:span><text:span text:style-name="T1">Repository </text:span><text:span text:style-name="T11">- </text:span><text:span text:style-name="T13">A</text:span><text:span text:style-name="T4"> </text:span><text:span text:style-name="T3">project's folder. A repository contains all of the project files, and stores each file's revision history. Repositories can have multiple collaborators and can be either public or private.</text:span><text:span text:style-name="T12"> </text:span><text:span text:style-name="T13"><text:line-break/></text:span><text:span text:style-name="T2"><text:line-break/></text:span><text:span text:style-name="T12">Commit</text:span><text:span text:style-name="T13"> - </text:span><text:span text:style-name="T4">A commit is an individual change to a file or file set. It's like when you </text:span><text:span text:style-name="Emphasis"><text:span text:style-name="T9">save,</text:span></text:span><text:span text:style-name="T4"> except with Git, every time you save it creates a unique ID that allows you to keep record of what changes were made when and by who.</text:span><text:span text:style-name="T13"> <text:line-break/><text:line-break/></text:span><text:span text:style-name="T12">Push </text:span><text:span text:style-name="T4">- Pushing refers to sending your committed changes to a remote repository such as github.com. </text:span><text:span text:style-name="T13"><text:line-break/><text:line-break/></text:span><text:span text:style-name="T6">Branch</text:span><text:span text:style-name="T4"> - It is contained within the repository, but does not affect the master branch allowing you to work freely without disrupting the "live" version. When you've made changes you want to make, you </text:span><text:soft-page-break/><text:span text:style-name="T4">can merge your branch back <text:line-break/><text:line-break/></text:span><text:span text:style-name="T6">Fork</text:span><text:span text:style-name="T4"> - A fork is a personal copy of another user's repository that lives on your account. You can also make any changes to a project without affecting the original, however you can still send pull requests<text:line-break/></text:span><text:span text:style-name="T13"><text:line-break/></text:span><text:span text:style-name="T12">Merge</text:span><text:span text:style-name="T13"> - </text:span><text:span text:style-name="T4">Merging takes the changes from one branch (in the same repository or from a fork), and applies them into another. This often happens as a Pull Request (which can be thought of as a request to merge), or via the command line.</text:span><text:span text:style-name="T13"> </text:span><text:span text:style-name="T2"><text:line-break/><text:line-break/></text:span><text:span text:style-name="T6">Clone</text:span><text:span text:style-name="T4"> – Copy of repository that lives locally, you can edit while offline and push to remote when online again<text:line-break/></text:span></text:p>
      <text:p text:style-name="Standard"><text:span text:style-name="T6">Pull</text:span><text:span text:style-name="T4"> - Pull refers to when you are fetching </text:span><text:span text:style-name="Emphasis"><text:span text:style-name="T5">in</text:span></text:span><text:span text:style-name="Emphasis"><text:span text:style-name="T4"> </text:span></text:span><text:span text:style-name="T4">changes </text:span><text:span text:style-name="Emphasis"><text:span text:style-name="T4">and </text:span></text:span><text:span text:style-name="T4">merging them. You'll want </text:span><text:span text:style-name="T5">to </text:span><text:span text:style-name="Emphasis"><text:span text:style-name="T5">pull </text:span></text:span><text:span text:style-name="T5">in</text:span><text:span text:style-name="T4"> those changes to your local copy so that it's up to date. <text:line-break/><text:line-break/></text:span><text:span text:style-name="T6">Pull</text:span><text:span text:style-name="T4"> </text:span><text:span text:style-name="T6">Request</text:span><text:span text:style-name="T4"> - Pull requests are proposed changes to a repository submitted by a user and accepted or rejected by a repository's collaborators <text:line-break/><text:line-break/><text:line-break/><text:tab/></text:span><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aco" svg:font-family="Monaco, 'DejaVu Sans Mono', 'Courier New', monospace"/>
    <style:font-face style:name="helvetica" svg:font-family="helvetica, arial, freesans, clean,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5T18:31:03.70</meta:creation-date>
    <dc:date>2017-03-06T01:45:49.81</dc:date>
    <meta:editing-duration>PT6H59M35S</meta:editing-duration>
    <meta:editing-cycles>2</meta:editing-cycles>
    <meta:generator>OpenOffice/4.1.3$Win32 OpenOffice.org_project/413m1$Build-9783</meta:generator>
    <meta:document-statistic meta:table-count="0" meta:image-count="0" meta:object-count="0" meta:page-count="2" meta:paragraph-count="2" meta:word-count="479" meta:character-count="2868"/>
  </office:meta>
</office:document-meta>
</file>